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41710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904" calcext:value-type="float">
            <text:p>79.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710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856" calcext:value-type="float">
            <text:p>79.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710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664" calcext:value-type="float">
            <text:p>79.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710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184" calcext:value-type="float">
            <text:p>79.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710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232" calcext:value-type="float">
            <text:p>79.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710</text:p>
          </table:table-cell>
          <table:table-cell office:value-type="string" calcext:value-type="string">
            <text:p>201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376" calcext:value-type="float">
            <text:p>79.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710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088" calcext:value-type="float">
            <text:p>79.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710</text:p>
          </table:table-cell>
          <table:table-cell office:value-type="string" calcext:value-type="string">
            <text:p>2018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992" calcext:value-type="float">
            <text:p>79.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" meta:object-count="0"/>
    <meta:user-defined meta:name="AppVersion">3.0</meta:user-defined>
  </office:meta>
</office:document-meta>
</file>